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Helvetica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33333" style:font-name="Helvetica" fo:font-size="9.7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333333" style:font-name="Helvetica" fo:font-size="9.75pt" fo:letter-spacing="normal" fo:font-style="normal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that packes may not be recieved in sequence. You need to keep track of the recieved sequences and check if a received packet is a retransmission.</text:p>
      <text:p text:style-name="P1">Total time (required to calculate throughput) may be calculated by noting the timestamp for the first packet and last packet for a connection.</text:p>
      <text:p text:style-name="P1">Solution for example tcp capture files provided in an earlier post.</text:p>
      <text:p text:style-name="P2"><text:span text:style-name="T1">OUTPUT for file </text:span><text:span text:style-name="Strong_20_Emphasis"><text:span text:style-name="T2">one-uni.txt</text:span></text:span></text:p>
      <text:p text:style-name="P1">Connection (A=192.168.122.239:9801 B=192.168.122.1:60343)</text:p>
      <text:p text:style-name="P1">A--&gt;B  #packets=358, #datapackets=0, #bytes=0, #retrans=0 xput=0 bytes/sec</text:p>
      <text:p text:style-name="P1">B-&gt;A #packets=366, #datapackets=362, #bytes=1048600, #retrans=0 xput=975343 bytes/sec</text:p>
      <text:p text:style-name="P2"><text:span text:style-name="T1">OUTPUT for file </text:span><text:span text:style-name="Strong_20_Emphasis"><text:span text:style-name="T2">bidirection-multi.txt</text:span></text:span></text:p>
      <text:p text:style-name="P1">Connection (A=192.168.122.1:60368 B=192.168.122.239:9801)</text:p>
      <text:p text:style-name="P1">A--&gt;B #packets=3752, #datapackets=3749, #bytes=10485784, #retrans=0 xput=825226 bytes/sec</text:p>
      <text:p text:style-name="P1">B--&gt;A #packets=3714, #datapackets=0, #bytes=0, #retrans=0 xput=0 bytes/sec</text:p>
      <text:p text:style-name="P1">Connection (A=192.168.122.1:60367 B=192.168.122.239:9801)</text:p>
      <text:p text:style-name="P1">A--&gt;B #packets=3755, #datapackets=3751, #bytes=10485784, #retrans=0 xput=1747910 bytes/sec</text:p>
      <text:p text:style-name="P1">B--&gt;A #packets=3694, #datapackets=0, #bytes=0, #retrans=0 xput=0 bytes/sec</text:p>
      <text:p text:style-name="P1">Connection (A=192.168.122.239:42482  B=172.27.17.201:7656)</text:p>
      <text:p text:style-name="P1">A--&gt;B #packets=131, #datapackets=127, #bytes=4998632, #retrans=0 xput=241596520 bytes/sec</text:p>
      <text:p text:style-name="P1">B--&gt;A #packets=176, #datapackets=0, #bytes=0, #retrans=0 xput=0 bytes/sec</text:p>
      <text:p text:style-name="P1">Connection (A=172.27.17.201:7656  B=192.168.122.239:42480)</text:p>
      <text:p text:style-name="P1">A--&gt;B #packets=158, #datapackets=0, #bytes=0, #retrans=0 xput=0 bytes/sec</text:p>
      <text:p text:style-name="P1">B--&gt;A #packets=124, #datapackets=120, #bytes=4492000, #retrans=0 xput=207895589 bytes/sec</text:p>
      <text:p text:style-name="P2"><text:span text:style-name="T1">OUTPUT for file</text:span><text:span text:style-name="Strong_20_Emphasis"><text:span text:style-name="T1"> </text:span></text:span><text:span text:style-name="Strong_20_Emphasis"><text:span text:style-name="T2">bidirection-multi-rexmit.txt</text:span></text:span></text:p>
      <text:p text:style-name="P1">Conncection (A= 192.168.122.1.60373 B=192.168.122.239.9801)</text:p>
      <text:p text:style-name="P1">A--&gt;B #packets=4898, #datapackets=4895, #bytes=11568888, #retrans=1088896 xput=174205 bytes/sec</text:p>
      <text:p text:style-name="P1">B--&gt;A #packets=4486, #datapackets=0, #bytes=0, #retrans=0 xput=0 bytes/sec</text:p>
      <text:p text:style-name="P1">Conncection (A= 192.168.122.1.60374 B=192.168.122.239.9801)</text:p>
      <text:p text:style-name="P1">A--&gt;B #packets=4953, #datapackets=4950, #bytes=11564544, #retrans=1080208 xput=183033 bytes/sec</text:p>
      <text:p text:style-name="P1">B--&gt;A #packets=4542, #datapackets=0, #bytes=0, #retrans=0 xput=0 bytes/sec</text:p>
      <text:p text:style-name="P1">Conncection (A=172.27.17.201:7656 B=192.168.122.239:42486)</text:p>
      <text:p text:style-name="P1">A--&gt;B #packets=117, #datapackets=0, #bytes=0, #retrans=0 xput=0 bytes/sec</text:p>
      <text:p text:style-name="P1">B--&gt;A #packets=98, #datapackets=94, #bytes=3724672, #retrans=0 xput=120243801 bytes/sec</text:p>
      <text:p text:style-name="P1">Conncection (A=172.27.17.201:7656 B=192.168.122.239:42484)</text:p>
      <text:p text:style-name="P1">A--&gt;B #packets=96, #datapackets=0, #bytes=0, #retrans=0 xput=0 bytes/sec</text:p>
      <text:p text:style-name="P1">B--&gt;A <text:s/>#packets=73, #datapackets=69, #bytes=3103928, #retrans=0 xput=99930073 bytes/se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1:12:28.476798054</meta:creation-date>
    <dc:date>2018-01-31T21:13:37.232369442</dc:date>
    <meta:editing-duration>PT1M9S</meta:editing-duration>
    <meta:editing-cycles>1</meta:editing-cycles>
    <meta:document-statistic meta:table-count="0" meta:image-count="0" meta:object-count="0" meta:page-count="1" meta:paragraph-count="33" meta:word-count="245" meta:character-count="2455" meta:non-whitespace-character-count="2256"/>
    <meta:generator>LibreOffice/5.1.6.2$Linux_X86_64 LibreOffice_project/10m0$Build-2</meta:generator>
  </office:meta>
</office:document-meta>
</file>